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text:tab/><text:tab/><text:tab/> </text:p>
      <text:p text:style-name="P4"/>
      <text:p text:style-name="P8">Processo de Desenvolvimento</text:p>
      <text:p text:style-name="P8"/>
      <text:p text:style-name="P15"><text:tab/><text:tab/>Modelagem de négocio</text:p>
      <text:p text:style-name="P4"><text:tab/><text:tab/><text:tab/>Pré-atividades: Conpreender o dominio</text:p>
      <text:p text:style-name="P4"><text:tab/><text:tab/><text:tab/>Sub-Atividade: Estruturar o problema</text:p>
      <text:p text:style-name="P4"><text:tab/><text:tab/><text:tab/>Artefatos Insumo: Entrevistas, reuniões e conversas com o cliente. </text:p>
      <text:p text:style-name="P4"><text:tab/><text:tab/><text:tab/>Artefatos Produzidos: Diagramas de caso de uso.</text:p>
      <text:p text:style-name="P9"><text:tab/><text:tab/>Recursos Necessários: </text:p>
      <text:p text:style-name="P9"><text:tab/><text:tab/><text:tab/>Recursos Humanos: Analista de Sistemas</text:p>
      <text:p text:style-name="P9"><text:tab/><text:tab/><text:tab/>Ferramentas de Software: Astah, GitHub</text:p>
      <text:p text:style-name="P18"><text:tab/><text:tab/><text:tab/><text:tab/>Hardware: Computador</text:p>
      <text:p text:style-name="P18"><text:tab/><text:tab/><text:tab/>Procedimentos:</text:p>
      <text:p text:style-name="P18"><text:tab/><text:tab/><text:tab/><text:tab/>1 - Reunião com o cliente</text:p>
      <text:p text:style-name="P18"><text:tab/><text:tab/><text:tab/><text:tab/>2 – Elaboração do Casos de Uso</text:p>
      <text:p text:style-name="P9"/>
      <text:p text:style-name="P4"><text:tab/><text:tab/><text:span text:style-name="T1">Requisitos</text:span></text:p>
      <text:p text:style-name="P4"><text:span text:style-name="T1"><text:tab/><text:tab/><text:tab/></text:span><text:span text:style-name="T5">Pré-atividades: Analisar os casos de uso, Definir</text:span> o sistema</text:p>
      <text:p text:style-name="P17"/>
      <text:p text:style-name="P17"><text:tab/><text:tab/><text:tab/>Sub-Atividade: Elaborar cénarios</text:p>
      <text:p text:style-name="P17"><text:tab/><text:tab/><text:tab/>Artefatos Insumo: Diagrama de Casos de Uso</text:p>
      <text:p text:style-name="P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<text:soft-page-break/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3:59:24.81</dc:date>
    <meta:editing-duration>PT2H17M57S</meta:editing-duration>
    <meta:editing-cycles>11</meta:editing-cycles>
    <meta:generator>OpenOffice/4.1.0$Win32 OpenOffice.org_project/410m18$Build-9764</meta:generator>
    <meta:document-statistic meta:table-count="0" meta:image-count="1" meta:object-count="0" meta:page-count="3" meta:paragraph-count="77" meta:word-count="491" meta:character-count="3392"/>
  </office:meta>
</office:document-meta>
</file>